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60a7"/>
    </style:style>
    <style:style style:name="T1" style:family="text">
      <style:text-properties style:font-name="Arial" fo:font-size="10.5pt" officeooo:rsid="000d1299" style:font-size-asian="9.14999961853027pt" style:font-size-complex="10.5pt"/>
    </style:style>
    <style:style style:name="T2" style:family="text">
      <style:text-properties style:font-name="Arial" fo:font-size="10.5pt" officeooo:rsid="000e9227" style:font-size-asian="9.14999961853027pt" style:font-size-complex="10.5pt"/>
    </style:style>
    <style:style style:name="T3" style:family="text">
      <style:text-properties style:font-name="Arial" fo:font-size="10.5pt" officeooo:rsid="00105800" style:font-size-asian="9.14999961853027pt" style:font-size-complex="10.5pt"/>
    </style:style>
    <style:style style:name="T4" style:family="text">
      <style:text-properties style:font-name="Arial" fo:font-size="10.5pt" officeooo:rsid="0011c914" style:font-size-asian="9.14999961853027pt" style:font-size-complex="10.5pt"/>
    </style:style>
    <style:style style:name="T5" style:family="text">
      <style:text-properties style:font-name="Arial" fo:font-size="10.5pt" officeooo:rsid="001260a7" style:font-size-asian="9.14999961853027pt" style:font-size-complex="10.5pt"/>
    </style:style>
    <style:style style:name="T6" style:family="text">
      <style:text-properties style:font-name="Arial" fo:font-size="10.5pt" officeooo:rsid="0012cf1d" style:font-size-asian="9.14999961853027pt" style:font-size-complex="10.5pt"/>
    </style:style>
    <style:style style:name="T7" style:family="text">
      <style:text-properties style:font-name="Arial" fo:font-size="10.5pt" officeooo:rsid="001484b4" style:font-size-asian="9.14999961853027pt" style:font-size-complex="10.5pt"/>
    </style:style>
    <style:style style:name="T8" style:family="text">
      <style:text-properties style:font-name="Arial" fo:font-size="10.5pt" officeooo:rsid="0014bff5" style:font-size-asian="9.14999961853027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formation is extracted from the OCR text using a rule-based approach. This is involves breaking the unstructured text into normalized machine consumable data fields. For instance we want to separate the collection state, county, and date into separate fields. We also want to extract any measurements or counts as well as controlled vocabulary data for habitat or location etc. into their own fields. We have had success using pattern matching methods for extracting this data [ref <text:s/>traiter]. </text:span><text:span text:style-name="T2">The process starts with tokenizing the text. This is the identification and labeling of contiguous groups of characters, like words, integers, dates, etc. </text:span><text:span text:style-name="T4">using regular expressions. </text:span><text:span text:style-name="T2">We t</text:span><text:span text:style-name="T3">hen</text:span><text:span text:style-name="T2"> </text:span><text:span text:style-name="T3">lemmatize</text:span><text:span text:style-name="T2"> </text:span><text:span text:style-name="T3">the </text:span><text:span text:style-name="T2">tokens</text:span><text:span text:style-name="T3">, i.e. normalizing the inflected forms of a word, using the Python libraries NLTK and spaCy as well as custom rules designed to handle the herbarium label notations and abbreviations. The tokens are futher analyzed, </text:span><text:span text:style-name="T4">using the same tool kits,</text:span><text:span text:style-name="T3"> to determine the parts of speech (POS) of each token. </text:span><text:span text:style-name="T4">Next we look for patterns of tokens using rule-based pattern matching </text:span><text:span text:style-name="T5">to determine candidates f</text:span><text:span text:style-name="T6">or</text:span><text:span text:style-name="T5"> extract</text:span><text:span text:style-name="T6">ion</text:span><text:span text:style-name="T5">. </text:span><text:span text:style-name="T6">This rule-based matcher is developed by us in Python, Cython, and C. The rules themselves are specific to a problem domain but the matcher itself is not limited in scope. The rules in their </text:span><text:span text:style-name="T5">simplist form are looking for labels like “Collection Date:” (3 tokens: “Collection”, “Date”, and colon “:”) followed by a date token. </text:span><text:span text:style-name="T6">Things get more complicated for things like state names </text:span><text:span text:style-name="T7">(i.e. Mississippi) </text:span><text:span text:style-name="T6">which may appear several times on a label and may </text:span><text:span text:style-name="T7">also </text:span><text:span text:style-name="T6">represent county or river names as well as a state. </text:span><text:span text:style-name="T7">To disambiguate these options we look at the context of the surrounding words, physical location of the candidates, and agreement with other candidate extracts. For example, if we extract the three state names of “Arkansas”, “Arkansas”, and “Mississippi” from a label and the two “Arkansas” extracts are at the top of the label and the “Mississippi” extract is in the middle of the label and preceded by the words “along the” then the state extract is “Arkansas”. The final step in the information extraction is the normalization of the extract which is the expansion of abbreviations (AR to Arkansas) and the normalization of numerical values to SI units. Note that the raw extracts (before normalization) are also reported to the </text:span><text:span text:style-name="T8">information </text:span><text:span text:style-name="T7">consumer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5T09:12:01.461448606</meta:creation-date>
    <meta:generator>LibreOffice/6.3.4.2$Linux_X86_64 LibreOffice_project/30$Build-2</meta:generator>
    <dc:date>2020-02-25T10:46:43.632955886</dc:date>
    <meta:editing-duration>PT6M49S</meta:editing-duration>
    <meta:editing-cycles>2</meta:editing-cycles>
    <meta:document-statistic meta:table-count="0" meta:image-count="0" meta:object-count="0" meta:page-count="1" meta:paragraph-count="1" meta:word-count="382" meta:character-count="2372" meta:non-whitespace-character-count="1990"/>
  </office:meta>
</office:document-meta>
</file>